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6a55c" officeooo:paragraph-rsid="0056a55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6a55c" officeooo:paragraph-rsid="005ea97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54889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25473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857d3c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857d3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8559ff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8559ff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857d3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5df26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5bdab" officeooo:paragraph-rsid="005635e7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alibri" fo:font-size="12pt" style:text-underline-style="none" fo:font-weight="normal" officeooo:rsid="005e741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e741a" officeooo:paragraph-rsid="005e741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ea97d" officeooo:paragraph-rsid="005ea97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5747f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88adf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8939e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8c0fe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8dc15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8f313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90046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93a6d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5747f4" officeooo:paragraph-rsid="0094595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05bdab" officeooo:paragraph-rsid="0025473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bold" officeooo:rsid="005747f4" officeooo:paragraph-rsid="005747f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6a55c" officeooo:paragraph-rsid="0056a55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5747f4" officeooo:paragraph-rsid="005747f4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alibri" fo:font-size="12pt" fo:language="en" fo:country="IN" style:text-underline-style="none" fo:font-weight="normal" officeooo:rsid="0005bdab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Calibri" fo:font-size="12pt" fo:language="en" fo:country="IN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5b446f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Calibri" fo:font-size="12pt" style:font-size-asian="12pt" style:font-size-complex="12pt"/>
    </style:style>
    <style:style style:name="P34" style:family="paragraph" style:parent-style-name="Standard">
      <style:text-properties style:font-name="Calibri" fo:font-size="12pt" officeooo:paragraph-rsid="00956ccd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f8595" style:font-weight-asian="bold" style:font-weight-complex="bold"/>
    </style:style>
    <style:style style:name="T4" style:family="text">
      <style:text-properties officeooo:rsid="0054889d"/>
    </style:style>
    <style:style style:name="T5" style:family="text">
      <style:text-properties officeooo:rsid="005e741a"/>
    </style:style>
    <style:style style:name="T6" style:family="text">
      <style:text-properties officeooo:rsid="005ea97d"/>
    </style:style>
    <style:style style:name="T7" style:family="text">
      <style:text-properties officeooo:rsid="008939e6"/>
    </style:style>
    <style:style style:name="T8" style:family="text">
      <style:text-properties officeooo:rsid="008e67ec"/>
    </style:style>
    <style:style style:name="T9" style:family="text">
      <style:text-properties officeooo:rsid="008f3130"/>
    </style:style>
    <style:style style:name="T10" style:family="text">
      <style:text-properties officeooo:rsid="00900465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officeooo:rsid="009210ce"/>
    </style:style>
    <style:style style:name="T14" style:family="text">
      <style:text-properties officeooo:rsid="0094595a"/>
    </style:style>
    <style:style style:name="T15" style:family="text">
      <style:text-properties style:font-name="Courier New" fo:font-size="11pt" fo:language="en" fo:country="IN" style:font-size-asian="11pt"/>
    </style:style>
    <style:style style:name="T16" style:family="text">
      <style:text-properties fo:language="en" fo:country="IN"/>
    </style:style>
    <style:style style:name="T17" style:family="text">
      <style:text-properties fo:font-size="11pt" fo:language="en" fo:country="IN" style:font-size-asian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SN College of Engineering, Kalavakkam </text:p>
      <text:p text:style-name="P3">Department of Computer Science and Engineering </text:p>
      <text:p text:style-name="P3">III Semester - CSE 'A ',’B’ &amp; ‘C’ </text:p>
      <text:p text:style-name="P3">UCS 1312 Data Structures Lab Laboratory </text:p>
      <text:p text:style-name="P4"><text:s/></text:p>
      <text:p text:style-name="P5">Academic Year: 2019-2020 </text:p>
      <text:p text:style-name="P5">Batch: 2018-2022 </text:p>
      <text:p text:style-name="P5"/>
      <text:p text:style-name="P5">R<text:span text:style-name="T4">egister Number</text:span>: 185001104 </text:p>
      <text:p text:style-name="P5">N<text:span text:style-name="T4">ame</text:span>: Nivedhitha D</text:p>
      <text:p text:style-name="P5">C<text:span text:style-name="T4">lass</text:span>: CSE B</text:p>
      <text:p text:style-name="P4"><text:s/></text:p>
      <text:p text:style-name="P26">Exercise 3: Polynomial manipulation using linked list </text:p>
      <text:p text:style-name="P6"><text:s/></text:p>
      <text:p text:style-name="P7">Create two linked list for the following polynomial equations </text:p>
      <text:list xml:id="list2696197529" text:style-name="L1">
        <text:list-item>
          <text:p text:style-name="P8">3x<text:span text:style-name="T11">12</text:span> + 8x<text:span text:style-name="T11">8</text:span> – 22x<text:span text:style-name="T11">4 </text:span>+3<text:span text:style-name="T12">x</text:span> -7</text:p>
        </text:list-item>
        <text:list-item>
          <text:p text:style-name="P8">7x<text:span text:style-name="T11">14</text:span> -10x<text:span text:style-name="T11">9</text:span> – 8x<text:span text:style-name="T11">8</text:span> +6x<text:span text:style-name="T11">5</text:span>-9x </text:p>
        </text:list-item>
      </text:list>
      <text:p text:style-name="P6"><text:s/></text:p>
      <text:p text:style-name="P9">Perform the following operations using a menu driven program </text:p>
      <text:list xml:id="list4087643575" text:style-name="L2">
        <text:list-item>
          <text:p text:style-name="P10">Create linked list for the polynomials</text:p>
        </text:list-item>
        <text:list-item>
          <text:p text:style-name="P10">Polynomial addition by passing two polynomial lists as arguments and return the resultant polynomial list</text:p>
        </text:list-item>
        <text:list-item>
          <text:p text:style-name="P10">Polynomial multiplication by passing two polynomial lists as arguments and return the resultant polynomial list</text:p>
        </text:list-item>
        <text:list-item>
          <text:p text:style-name="P10">Display the given polynomials and the resultant polynomial. </text:p>
        </text:list-item>
      </text:list>
      <text:p text:style-name="P6"><text:s/></text:p>
      <text:p text:style-name="P6">Note: </text:p>
      <text:p text:style-name="P6"/>
      <text:p text:style-name="P7">3 files need to be maintained. <text:s text:c="2"/></text:p>
      <text:list xml:id="list3668506389" text:style-name="L3">
        <text:list-item>
          <text:p text:style-name="P11">Structure and function definitions. <text:s text:c="2"/></text:p>
        </text:list-item>
        <text:list-item>
          <text:p text:style-name="P11">Function prototypes. <text:s/></text:p>
        </text:list-item>
        <text:list-item>
          <text:p text:style-name="P11">Application </text:p>
        </text:list-item>
      </text:list>
      <text:p text:style-name="P12"/>
      <text:p text:style-name="P13"/>
      <text:p text:style-name="P1"><text:span text:style-name="T1">Program Name:</text:span><text:span text:style-name="T2"> <text:s/></text:span><text:span text:style-name="T5">adt_list_polynomial</text:span></text:p>
      <text:p text:style-name="P28"/>
      <text:p text:style-name="P28">Source Code:</text:p>
      <text:p text:style-name="P1"/>
      <text:p text:style-name="P15"><text:span text:style-name="T2">FUNCTION DEFINITIONS</text:span> – functions.c</text:p>
      <text:p text:style-name="P1"/>
      <text:p text:style-name="P1"><text:span text:style-name="T16">//HEADER FILES</text:span></text:p>
      <text:p text:style-name="P30"/>
      <text:p text:style-name="P33"><text:span text:style-name="T16">#include&lt;stdio.h&gt;</text:span></text:p>
      <text:p text:style-name="P33"><text:span text:style-name="T16">#include&lt;stdlib.h&gt;</text:span></text:p>
      <text:p text:style-name="P31"/>
      <text:p text:style-name="P33"><text:span text:style-name="T16">//HEADER FILES REQUIRED FOR getch() DUE TO ABSENCE OF &lt;conio.h&gt; IN gcc COMPILER</text:span></text:p>
      <text:p text:style-name="P31"/>
      <text:p text:style-name="P33"><text:span text:style-name="T16">#include&lt;unistd.h&gt;</text:span></text:p>
      <text:p text:style-name="P33"><text:span text:style-name="T16">#include&lt;termios.h&gt;</text:span></text:p>
      <text:p text:style-name="P31"><text:soft-page-break/></text:p>
      <text:p text:style-name="P33"><text:span text:style-name="T16">//FUNCTION TO IMPLEMENT getch() DUE TO THE ABSENCE OF &lt;conio.h&gt; IN gcc COMPILER</text:span></text:p>
      <text:p text:style-name="P31"/>
      <text:p text:style-name="P33"><text:span text:style-name="T16">char getch()</text:span></text:p>
      <text:p text:style-name="P33"><text:span text:style-name="T16">{</text:span></text:p>
      <text:p text:style-name="P33"><text:span text:style-name="T16"><text:s text:c="4"/>char buf=0;</text:span></text:p>
      <text:p text:style-name="P31"/>
      <text:p text:style-name="P33"><text:span text:style-name="T16"><text:s text:c="4"/>struct termios old={0};</text:span></text:p>
      <text:p text:style-name="P31"/>
      <text:p text:style-name="P33"><text:span text:style-name="T16"><text:s text:c="4"/>fflush(stdout);</text:span></text:p>
      <text:p text:style-name="P31"/>
      <text:p text:style-name="P33"><text:span text:style-name="T16"><text:s text:c="4"/>if(tcgetattr(0, &amp;old)&lt;0)</text:span></text:p>
      <text:p text:style-name="P33"><text:span text:style-name="T16"><text:s text:c="8"/>perror("tcsetattr()");</text:span></text:p>
      <text:p text:style-name="P31"/>
      <text:p text:style-name="P33"><text:span text:style-name="T16"><text:s text:c="4"/>old.c_lflag&amp;=~ICANON;</text:span></text:p>
      <text:p text:style-name="P33"><text:span text:style-name="T16"><text:s text:c="8"/>old.c_lflag&amp;=~ECHO;</text:span></text:p>
      <text:p text:style-name="P33"><text:span text:style-name="T16"><text:s text:c="8"/>old.c_cc[VMIN]=1;</text:span></text:p>
      <text:p text:style-name="P33"><text:span text:style-name="T16"><text:s text:c="8"/>old.c_cc[VTIME]=0;</text:span></text:p>
      <text:p text:style-name="P31"/>
      <text:p text:style-name="P33"><text:span text:style-name="T16"><text:s text:c="4"/>if(tcsetattr(0, TCSANOW, &amp;old)&lt;0)</text:span></text:p>
      <text:p text:style-name="P33"><text:span text:style-name="T16"><text:s text:c="8"/>perror("tcsetattr ICANON");</text:span></text:p>
      <text:p text:style-name="P31"/>
      <text:p text:style-name="P33"><text:span text:style-name="T16"><text:s text:c="4"/>if(read(0,&amp;buf,1)&lt;0)</text:span></text:p>
      <text:p text:style-name="P33"><text:span text:style-name="T16"><text:s text:c="8"/>perror("read()");</text:span></text:p>
      <text:p text:style-name="P31"/>
      <text:p text:style-name="P33"><text:span text:style-name="T16"><text:s text:c="4"/>old.c_lflag|=ICANON;</text:span></text:p>
      <text:p text:style-name="P33"><text:span text:style-name="T16"><text:s text:c="4"/>old.c_lflag|=ECHO;</text:span></text:p>
      <text:p text:style-name="P31"/>
      <text:p text:style-name="P33"><text:span text:style-name="T16"><text:s text:c="4"/>if(tcsetattr(0, TCSADRAIN, &amp;old)&lt;0)</text:span></text:p>
      <text:p text:style-name="P33"><text:span text:style-name="T16"><text:s text:c="8"/>perror ("tcsetattr ~ICANON");</text:span></text:p>
      <text:p text:style-name="P31"/>
      <text:p text:style-name="P33"><text:span text:style-name="T16"><text:s text:c="4"/>return buf;</text:span></text:p>
      <text:p text:style-name="P33"><text:span text:style-name="T16"><text:s/>}</text:span></text:p>
      <text:p text:style-name="P31"/>
      <text:p text:style-name="P33"><text:span text:style-name="T16">//FUNCTION TO ADD A NEW NODE AT THE END OF THE LIST</text:span></text:p>
      <text:p text:style-name="P31"/>
      <text:p text:style-name="P33"><text:span text:style-name="T16">struct Node *addnode(struct Node *start, int coeff, int pow)</text:span></text:p>
      <text:p text:style-name="P33"><text:span text:style-name="T16">{</text:span></text:p>
      <text:p text:style-name="P33"><text:span text:style-name="T16"><text:s text:c="4"/>struct Node *newnode = (struct Node *)malloc(sizeof(struct Node));</text:span></text:p>
      <text:p text:style-name="P33"><text:span text:style-name="T16"><text:s text:c="4"/>newnode-&gt;coeff = coeff;</text:span></text:p>
      <text:p text:style-name="P33"><text:span text:style-name="T16"><text:s text:c="4"/>newnode-&gt;pow = pow;</text:span></text:p>
      <text:p text:style-name="P33"><text:span text:style-name="T16"><text:s text:c="4"/>newnode-&gt;next = NULL;</text:span></text:p>
      <text:p text:style-name="P33"><text:span text:style-name="T16"/></text:p>
      <text:p text:style-name="P33"><text:span text:style-name="T16"><text:s text:c="4"/>if (start == NULL)</text:span></text:p>
      <text:p text:style-name="P33"><text:span text:style-name="T16"><text:s text:c="8"/>return newnode;</text:span></text:p>
      <text:p text:style-name="P33"><text:span text:style-name="T16"/></text:p>
      <text:p text:style-name="P33"><text:span text:style-name="T16"><text:s text:c="4"/>struct Node *ptr = start;</text:span></text:p>
      <text:p text:style-name="P33"><text:span text:style-name="T16"><text:s text:c="4"/>while (ptr-&gt;next != NULL)</text:span></text:p>
      <text:p text:style-name="P33"><text:span text:style-name="T16"><text:s text:c="8"/>ptr = ptr-&gt;next;</text:span></text:p>
      <text:p text:style-name="P33"><text:soft-page-break/><text:span text:style-name="T16"><text:s text:c="4"/>ptr-&gt;next = newnode;</text:span></text:p>
      <text:p text:style-name="P31"/>
      <text:p text:style-name="P33"><text:span text:style-name="T16"><text:s text:c="4"/>return start;</text:span></text:p>
      <text:p text:style-name="P33"><text:span text:style-name="T16">}</text:span></text:p>
      <text:p text:style-name="P31"/>
      <text:p text:style-name="P33"><text:span text:style-name="T16">//FUNCTION TO CREATE A NEW POLYNOMIAL</text:span></text:p>
      <text:p text:style-name="P31"/>
      <text:p text:style-name="P33"><text:span text:style-name="T16">void create_poly(struct Node *node)</text:span></text:p>
      <text:p text:style-name="P33"><text:span text:style-name="T16">{</text:span></text:p>
      <text:p text:style-name="P33"><text:span text:style-name="T16"><text:tab/>char choice = 'y';</text:span></text:p>
      <text:p text:style-name="P31"/>
      <text:p text:style-name="P33"><text:span text:style-name="T16"><text:s text:c="4"/>do</text:span></text:p>
      <text:p text:style-name="P33"><text:span text:style-name="T16"><text:s text:c="4"/>{</text:span></text:p>
      <text:p text:style-name="P33"><text:span text:style-name="T16"><text:s text:c="4"/><text:tab/>printf("\n\t\tEnter co-efficient: ");</text:span></text:p>
      <text:p text:style-name="P33"><text:span text:style-name="T16"><text:s text:c="4"/><text:tab/>scanf("%d", &amp;node-&gt;coeff);</text:span></text:p>
      <text:p text:style-name="P31"/>
      <text:p text:style-name="P33"><text:span text:style-name="T16"><text:s text:c="4"/><text:tab/>printf("\t\tEnter power: ");</text:span></text:p>
      <text:p text:style-name="P33"><text:span text:style-name="T16"><text:s text:c="4"/><text:tab/>scanf("%d", &amp;node-&gt;pow);</text:span></text:p>
      <text:p text:style-name="P31"/>
      <text:p text:style-name="P33"><text:span text:style-name="T16"><text:s text:c="4"/><text:tab/>node-&gt;next = (struct Node *)malloc(sizeof(struct Node));</text:span></text:p>
      <text:p text:style-name="P33"><text:span text:style-name="T16"><text:s text:c="4"/><text:tab/>node = node-&gt;next;</text:span></text:p>
      <text:p text:style-name="P33"><text:span text:style-name="T16"><text:s text:c="4"/><text:tab/>node-&gt;next = NULL;</text:span></text:p>
      <text:p text:style-name="P31"/>
      <text:p text:style-name="P33"><text:span text:style-name="T16"><text:s text:c="4"/><text:tab/>printf("\n\t\tCONTINUE? YES:Y NO:N\n");</text:span></text:p>
      <text:p text:style-name="P33"><text:span text:style-name="T16"><text:s text:c="4"/><text:tab/>printf("\t\tEnter choice: ");</text:span></text:p>
      <text:p text:style-name="P33"><text:span text:style-name="T16"><text:s text:c="4"/><text:tab/>scanf(" %c", &amp;choice);</text:span></text:p>
      <text:p text:style-name="P31"/>
      <text:p text:style-name="P33"><text:span text:style-name="T16"><text:s text:c="4"/>}while((choice == 'y')||(choice == 'Y'));</text:span></text:p>
      <text:p text:style-name="P33"><text:span text:style-name="T16">}</text:span></text:p>
      <text:p text:style-name="P31"/>
      <text:p text:style-name="P33"><text:span text:style-name="T16">//FUNCTION FOR ADDITION OF THE POLYNOMIALS</text:span></text:p>
      <text:p text:style-name="P31"/>
      <text:p text:style-name="P33"><text:span text:style-name="T16">void add_poly(struct Node *poly1, struct Node *poly2, struct Node *poly)</text:span></text:p>
      <text:p text:style-name="P33"><text:span text:style-name="T16">{</text:span></text:p>
      <text:p text:style-name="P33"><text:span text:style-name="T16"><text:tab/>while(poly1-&gt;next &amp;&amp; poly2-&gt;next)</text:span></text:p>
      <text:p text:style-name="P33"><text:span text:style-name="T16"><text:s text:c="4"/>{</text:span></text:p>
      <text:p text:style-name="P33"><text:span text:style-name="T16"><text:s text:c="8"/>if(poly1-&gt;pow &gt; poly2-&gt;pow)</text:span></text:p>
      <text:p text:style-name="P33"><text:span text:style-name="T16"><text:s text:c="8"/>{</text:span></text:p>
      <text:p text:style-name="P33"><text:span text:style-name="T16"><text:s text:c="12"/>poly-&gt;pow = poly1-&gt;pow;</text:span></text:p>
      <text:p text:style-name="P33"><text:span text:style-name="T16"><text:s text:c="12"/>poly-&gt;coeff = poly1-&gt;coeff;</text:span></text:p>
      <text:p text:style-name="P33"><text:span text:style-name="T16"><text:s text:c="12"/>poly1 = poly1-&gt;next;</text:span></text:p>
      <text:p text:style-name="P33"><text:span text:style-name="T16"><text:s text:c="8"/>}</text:span></text:p>
      <text:p text:style-name="P33"><text:span text:style-name="T16"/></text:p>
      <text:p text:style-name="P33"><text:span text:style-name="T16"><text:s text:c="8"/>else if(poly1-&gt;pow &lt; poly2-&gt;pow)</text:span></text:p>
      <text:p text:style-name="P33"><text:span text:style-name="T16"><text:s text:c="8"/>{</text:span></text:p>
      <text:p text:style-name="P33"><text:span text:style-name="T16"><text:s text:c="12"/>poly-&gt;pow = poly2-&gt;pow;</text:span></text:p>
      <text:p text:style-name="P33"><text:span text:style-name="T16"><text:s text:c="12"/>poly-&gt;coeff = poly2-&gt;coeff;</text:span></text:p>
      <text:p text:style-name="P33"><text:span text:style-name="T16"><text:s text:c="12"/>poly2 = poly2-&gt;next;</text:span></text:p>
      <text:p text:style-name="P33"><text:span text:style-name="T16"><text:s text:c="8"/>}</text:span></text:p>
      <text:p text:style-name="P33"><text:soft-page-break/><text:span text:style-name="T16"/></text:p>
      <text:p text:style-name="P33"><text:span text:style-name="T16"><text:s text:c="8"/>else</text:span></text:p>
      <text:p text:style-name="P33"><text:span text:style-name="T16"><text:s text:c="8"/>{</text:span></text:p>
      <text:p text:style-name="P33"><text:span text:style-name="T16"><text:s text:c="12"/>poly-&gt;pow = poly1-&gt;pow;</text:span></text:p>
      <text:p text:style-name="P33"><text:span text:style-name="T16"><text:s text:c="12"/>poly-&gt;coeff = poly1-&gt;coeff+poly2-&gt;coeff;</text:span></text:p>
      <text:p text:style-name="P33"><text:span text:style-name="T16"><text:s text:c="12"/>poly1 = poly1-&gt;next;</text:span></text:p>
      <text:p text:style-name="P33"><text:span text:style-name="T16"><text:s text:c="12"/>poly2 = poly2-&gt;next;</text:span></text:p>
      <text:p text:style-name="P33"><text:span text:style-name="T16"><text:s text:c="8"/>}</text:span></text:p>
      <text:p text:style-name="P33"><text:span text:style-name="T16"/></text:p>
      <text:p text:style-name="P33"><text:span text:style-name="T16"><text:s text:c="8"/>poly-&gt;next = (struct Node *)malloc(sizeof(struct Node));</text:span></text:p>
      <text:p text:style-name="P33"><text:span text:style-name="T16"><text:s text:c="8"/>poly = poly-&gt;next;</text:span></text:p>
      <text:p text:style-name="P33"><text:span text:style-name="T16"><text:s text:c="8"/>poly-&gt;next = NULL;</text:span></text:p>
      <text:p text:style-name="P33"><text:span text:style-name="T16"><text:s text:c="4"/>}</text:span></text:p>
      <text:p text:style-name="P31"/>
      <text:p text:style-name="P33"><text:span text:style-name="T16"><text:tab/>while(poly1-&gt;next || poly2-&gt;next)</text:span></text:p>
      <text:p text:style-name="P33"><text:span text:style-name="T16"><text:s text:c="4"/>{</text:span></text:p>
      <text:p text:style-name="P33"><text:span text:style-name="T16"><text:s text:c="8"/>if(poly1-&gt;next)</text:span></text:p>
      <text:p text:style-name="P33"><text:span text:style-name="T16"><text:s text:c="8"/>{</text:span></text:p>
      <text:p text:style-name="P33"><text:span text:style-name="T16"><text:s text:c="12"/>poly-&gt;pow = poly1-&gt;pow;</text:span></text:p>
      <text:p text:style-name="P33"><text:span text:style-name="T16"><text:s text:c="12"/>poly-&gt;coeff = poly1-&gt;coeff;</text:span></text:p>
      <text:p text:style-name="P33"><text:span text:style-name="T16"><text:s text:c="12"/>poly1 = poly1-&gt;next;</text:span></text:p>
      <text:p text:style-name="P33"><text:span text:style-name="T16"><text:s text:c="8"/>}</text:span></text:p>
      <text:p text:style-name="P31"/>
      <text:p text:style-name="P33"><text:span text:style-name="T16"><text:s text:c="8"/>if(poly2-&gt;next)</text:span></text:p>
      <text:p text:style-name="P33"><text:span text:style-name="T16"><text:s text:c="8"/>{</text:span></text:p>
      <text:p text:style-name="P33"><text:span text:style-name="T16"><text:s text:c="12"/>poly-&gt;pow = poly2-&gt;pow;</text:span></text:p>
      <text:p text:style-name="P33"><text:span text:style-name="T16"><text:s text:c="12"/>poly-&gt;coeff = poly2-&gt;coeff;</text:span></text:p>
      <text:p text:style-name="P33"><text:span text:style-name="T16"><text:s text:c="12"/>poly2 = poly2-&gt;next;</text:span></text:p>
      <text:p text:style-name="P33"><text:span text:style-name="T16"><text:s text:c="8"/>}</text:span></text:p>
      <text:p text:style-name="P31"/>
      <text:p text:style-name="P33"><text:span text:style-name="T16"><text:s text:c="8"/>poly-&gt;next = (struct Node *)malloc(sizeof(struct Node));</text:span></text:p>
      <text:p text:style-name="P33"><text:span text:style-name="T16"><text:s text:c="8"/>poly = poly-&gt;next;</text:span></text:p>
      <text:p text:style-name="P33"><text:span text:style-name="T16"><text:s text:c="8"/>poly-&gt;next = NULL;</text:span></text:p>
      <text:p text:style-name="P33"><text:span text:style-name="T16"><text:s text:c="4"/>}</text:span></text:p>
      <text:p text:style-name="P33"><text:span text:style-name="T16">}</text:span></text:p>
      <text:p text:style-name="P31"/>
      <text:p text:style-name="P33"><text:span text:style-name="T16">//FUNCTION TO REMOVE DUPLICTAES</text:span></text:p>
      <text:p text:style-name="P31"/>
      <text:p text:style-name="P33"><text:span text:style-name="T16">void removeDuplicates(struct Node *start)</text:span></text:p>
      <text:p text:style-name="P33"><text:span text:style-name="T16">{</text:span></text:p>
      <text:p text:style-name="P31"/>
      <text:p text:style-name="P33"><text:span text:style-name="T16"><text:s text:c="4"/>struct Node *ptr1, *ptr2, *dup;</text:span></text:p>
      <text:p text:style-name="P31"/>
      <text:p text:style-name="P33"><text:span text:style-name="T16"><text:s text:c="4"/>ptr1 = start;</text:span></text:p>
      <text:p text:style-name="P33"><text:span text:style-name="T16"/></text:p>
      <text:p text:style-name="P33"><text:span text:style-name="T16"><text:s text:c="4"/>while (ptr1 != NULL &amp;&amp; ptr1-&gt;next != NULL)</text:span></text:p>
      <text:p text:style-name="P33"><text:span text:style-name="T16"><text:s text:c="4"/>{</text:span></text:p>
      <text:p text:style-name="P33"><text:span text:style-name="T16"><text:s text:c="8"/>ptr2 = ptr1;</text:span></text:p>
      <text:p text:style-name="P33"><text:span text:style-name="T16"/></text:p>
      <text:p text:style-name="P33"><text:soft-page-break/><text:span text:style-name="T16"><text:s text:c="8"/>while (ptr2-&gt;next != NULL)</text:span></text:p>
      <text:p text:style-name="P33"><text:span text:style-name="T16"><text:s text:c="8"/>{</text:span></text:p>
      <text:p text:style-name="P33"><text:span text:style-name="T16"><text:s text:c="12"/>if (ptr1-&gt;pow == ptr2-&gt;next-&gt;pow)</text:span></text:p>
      <text:p text:style-name="P33"><text:span text:style-name="T16"><text:s text:c="12"/>{</text:span></text:p>
      <text:p text:style-name="P33"><text:span text:style-name="T16"><text:s text:c="16"/>ptr1-&gt;coeff = ptr1-&gt;coeff + ptr2-&gt;next-&gt;coeff;</text:span></text:p>
      <text:p text:style-name="P33"><text:span text:style-name="T16"><text:s text:c="16"/>dup = ptr2-&gt;next;</text:span></text:p>
      <text:p text:style-name="P33"><text:span text:style-name="T16"><text:s text:c="16"/>ptr2-&gt;next = ptr2-&gt;next-&gt;next;</text:span></text:p>
      <text:p text:style-name="P33"><text:span text:style-name="T16"/></text:p>
      <text:p text:style-name="P33"><text:span text:style-name="T16"><text:s text:c="16"/>free (dup);</text:span></text:p>
      <text:p text:style-name="P33"><text:span text:style-name="T16"><text:s text:c="12"/>}</text:span></text:p>
      <text:p text:style-name="P31"/>
      <text:p text:style-name="P33"><text:span text:style-name="T16"><text:s text:c="12"/>else</text:span></text:p>
      <text:p text:style-name="P33"><text:span text:style-name="T16"><text:s text:c="16"/>ptr2 = ptr2-&gt;next;</text:span></text:p>
      <text:p text:style-name="P33"><text:span text:style-name="T16"><text:s text:c="8"/>}</text:span></text:p>
      <text:p text:style-name="P33"><text:span text:style-name="T16"><text:s text:c="8"/>ptr1 = ptr1-&gt;next;</text:span></text:p>
      <text:p text:style-name="P33"><text:span text:style-name="T16"><text:s text:c="4"/>}</text:span></text:p>
      <text:p text:style-name="P33"><text:span text:style-name="T16">}</text:span></text:p>
      <text:p text:style-name="P31"/>
      <text:p text:style-name="P33"><text:span text:style-name="T16">//FUNCTION TO MULTIPLY TWO POLYNOMIALS</text:span></text:p>
      <text:p text:style-name="P31"/>
      <text:p text:style-name="P33"><text:span text:style-name="T16">struct Node *multiply_poly(struct Node *poly1, struct Node *poly2, struct Node *poly3)</text:span></text:p>
      <text:p text:style-name="P33"><text:span text:style-name="T16">{</text:span></text:p>
      <text:p text:style-name="P33"><text:span text:style-name="T16"/></text:p>
      <text:p text:style-name="P33"><text:span text:style-name="T16"><text:s text:c="4"/>struct Node *ptr1, *ptr2;</text:span></text:p>
      <text:p text:style-name="P33"><text:span text:style-name="T16"><text:s text:c="4"/>ptr1 = poly1;</text:span></text:p>
      <text:p text:style-name="P33"><text:span text:style-name="T16"><text:s text:c="4"/>ptr2 = poly2;</text:span></text:p>
      <text:p text:style-name="P33"><text:span text:style-name="T16"><text:s text:c="4"/>while (ptr1 != NULL) {</text:span></text:p>
      <text:p text:style-name="P33"><text:span text:style-name="T16"><text:s text:c="8"/>while (ptr2 != NULL) {</text:span></text:p>
      <text:p text:style-name="P33"><text:span text:style-name="T16"><text:s text:c="12"/>int coeff, pow;</text:span></text:p>
      <text:p text:style-name="P31"/>
      <text:p text:style-name="P33"><text:span text:style-name="T16"/></text:p>
      <text:p text:style-name="P33"><text:span text:style-name="T16"><text:s text:c="12"/>coeff = ptr1-&gt;coeff * ptr2-&gt;coeff;</text:span></text:p>
      <text:p text:style-name="P33"><text:span text:style-name="T16"/></text:p>
      <text:p text:style-name="P33"><text:span text:style-name="T16"><text:s text:c="12"/>pow = ptr1-&gt;pow + ptr2-&gt;pow;</text:span></text:p>
      <text:p text:style-name="P31"/>
      <text:p text:style-name="P33"><text:span text:style-name="T16"><text:s text:c="12"/>poly3 = addnode(poly3, coeff, pow);</text:span></text:p>
      <text:p text:style-name="P33"><text:span text:style-name="T16"/></text:p>
      <text:p text:style-name="P33"><text:span text:style-name="T16"><text:s text:c="12"/>ptr2 = ptr2-&gt;next;</text:span></text:p>
      <text:p text:style-name="P33"><text:span text:style-name="T16"><text:s text:c="8"/>}</text:span></text:p>
      <text:p text:style-name="P33"><text:span text:style-name="T16"/></text:p>
      <text:p text:style-name="P33"><text:span text:style-name="T16"><text:s text:c="8"/>ptr2 = poly2;</text:span></text:p>
      <text:p text:style-name="P33"><text:span text:style-name="T16"/></text:p>
      <text:p text:style-name="P33"><text:span text:style-name="T16"><text:s text:c="8"/>ptr1 = ptr1-&gt;next;</text:span></text:p>
      <text:p text:style-name="P33"><text:span text:style-name="T16"><text:s text:c="4"/>}</text:span></text:p>
      <text:p text:style-name="P33"><text:span text:style-name="T16"/></text:p>
      <text:p text:style-name="P33"><text:span text:style-name="T16"><text:s text:c="4"/>removeDuplicates(poly3);</text:span></text:p>
      <text:p text:style-name="P31"/>
      <text:p text:style-name="P33"><text:span text:style-name="T16"><text:s text:c="4"/>return poly3;</text:span></text:p>
      <text:p text:style-name="P31"/>
      <text:p text:style-name="P33"><text:soft-page-break/><text:span text:style-name="T16"><text:s text:c="4"/>}</text:span></text:p>
      <text:p text:style-name="P31"/>
      <text:p text:style-name="P33"><text:span text:style-name="T16">//FUNCTION TO DISPLAY THE POLYNOMIAL</text:span></text:p>
      <text:p text:style-name="P31"/>
      <text:p text:style-name="P33"><text:span text:style-name="T16">void show_poly(struct Node *node)</text:span></text:p>
      <text:p text:style-name="P33"><text:span text:style-name="T16">{</text:span></text:p>
      <text:p text:style-name="P31"/>
      <text:p text:style-name="P33"><text:span text:style-name="T16"><text:tab/>while(node-&gt;next != NULL)</text:span></text:p>
      <text:p text:style-name="P33"><text:span text:style-name="T16"><text:s text:c="4"/>{</text:span></text:p>
      <text:p text:style-name="P33"><text:span text:style-name="T16"><text:s text:c="8"/>if(node-&gt;coeff!=0)</text:span></text:p>
      <text:p text:style-name="P33"><text:span text:style-name="T16"><text:s text:c="8"/>{<text:tab/>if(node-&gt;pow!=0)</text:span></text:p>
      <text:p text:style-name="P33"><text:span text:style-name="T16"><text:s text:c="8"/><text:tab/><text:tab/>printf("(%dx^%d)+", node-&gt;coeff, node-&gt;pow);</text:span></text:p>
      <text:p text:style-name="P31"/>
      <text:p text:style-name="P33"><text:span text:style-name="T16"><text:tab/><text:tab/><text:tab/>else</text:span></text:p>
      <text:p text:style-name="P33"><text:span text:style-name="T16"><text:tab/><text:tab/><text:tab/><text:tab/>printf("(%d)+", node-&gt;coeff);</text:span></text:p>
      <text:p text:style-name="P31"/>
      <text:p text:style-name="P33"><text:span text:style-name="T16"><text:tab/><text:tab/>}</text:span></text:p>
      <text:p text:style-name="P33"><text:span text:style-name="T16"><text:s text:c="8"/>node = node-&gt;next;</text:span></text:p>
      <text:p text:style-name="P31"/>
      <text:p text:style-name="P33"><text:span text:style-name="T16"><text:s text:c="8"/>if(node-&gt;next == NULL)</text:span></text:p>
      <text:p text:style-name="P33"><text:span text:style-name="T16"><text:s text:c="8"/>printf("\b ");</text:span></text:p>
      <text:p text:style-name="P33"><text:span text:style-name="T16"><text:s text:c="4"/>}</text:span></text:p>
      <text:p text:style-name="P31"/>
      <text:p text:style-name="P33"><text:span text:style-name="T16"><text:s text:c="4"/>printf("\n");</text:span></text:p>
      <text:p text:style-name="P33"><text:span text:style-name="T16">}</text:span></text:p>
      <text:p text:style-name="P31"/>
      <text:p text:style-name="P33"><text:span text:style-name="T16">//MENU</text:span></text:p>
      <text:p text:style-name="P31"/>
      <text:p text:style-name="P33"><text:span text:style-name="T16">void menu_display()</text:span></text:p>
      <text:p text:style-name="P33"><text:span text:style-name="T16">{</text:span></text:p>
      <text:p text:style-name="P33"><text:span text:style-name="T16"><text:s text:c="4"/>printf("\n\n\t\t+---------------------------------+\n");</text:span></text:p>
      <text:p text:style-name="P33"><text:span text:style-name="T16"><text:s text:c="4"/>printf("\t\t MENU FOR POLYNOMIAL MANIPULATION\n");</text:span></text:p>
      <text:p text:style-name="P33"><text:span text:style-name="T16"><text:s text:c="4"/>printf("\t\t+---------------------------------+\n\n");</text:span></text:p>
      <text:p text:style-name="P33"><text:span text:style-name="T16"><text:s text:c="4"/>printf("\n\n\t\t1. CREATE list for Polynomials");</text:span></text:p>
      <text:p text:style-name="P33"><text:span text:style-name="T16"><text:s text:c="4"/>printf("\n\n\t\t2. ADD Polynomials");</text:span></text:p>
      <text:p text:style-name="P33"><text:span text:style-name="T16"><text:s text:c="4"/>printf("\n\n\t\t3. MULTIPLY Polynomials");</text:span></text:p>
      <text:p text:style-name="P33"><text:span text:style-name="T16"><text:s text:c="4"/>printf("\n\n\t\t4. DISPLAY Polynomials");</text:span></text:p>
      <text:p text:style-name="P33"><text:span text:style-name="T16"><text:s text:c="4"/>printf("\n\n\t\t5. EXIT\n\n");</text:span></text:p>
      <text:p text:style-name="P31"/>
      <text:p text:style-name="P1"><text:span text:style-name="T16">}</text:span></text:p>
      <text:p text:style-name="P1"/>
      <text:p text:style-name="P15"><text:span text:style-name="T2">FUNCTION PROTOTYPES</text:span> – <text:span text:style-name="T6">functions.h</text:span></text:p>
      <text:p text:style-name="P15"/>
      <text:p text:style-name="P15"><text:span text:style-name="T16">//HEADER FILES</text:span></text:p>
      <text:p text:style-name="P31"/>
      <text:p text:style-name="P33"><text:span text:style-name="T16">#include&lt;stdio.h&gt;</text:span></text:p>
      <text:p text:style-name="P33"><text:span text:style-name="T16">#include&lt;stdlib.h&gt;</text:span></text:p>
      <text:p text:style-name="P31"/>
      <text:p text:style-name="P33"><text:span text:style-name="T16">//HEADER FILES REQUIRED FOR getch() DUE TO ABSENCE OF &lt;conio.h&gt; IN gcc COMPILER</text:span></text:p>
      <text:p text:style-name="P31"><text:soft-page-break/></text:p>
      <text:p text:style-name="P33"><text:span text:style-name="T16">#include&lt;unistd.h&gt;</text:span></text:p>
      <text:p text:style-name="P33"><text:span text:style-name="T16">#include&lt;termios.h&gt;</text:span></text:p>
      <text:p text:style-name="P31"/>
      <text:p text:style-name="P33"><text:span text:style-name="T16">//NODE DEFINITION WITH POWER AND CO-EFFICIENT FIELDS</text:span></text:p>
      <text:p text:style-name="P31"/>
      <text:p text:style-name="P33"><text:span text:style-name="T16">struct Node</text:span></text:p>
      <text:p text:style-name="P33"><text:span text:style-name="T16">{</text:span></text:p>
      <text:p text:style-name="P33"><text:span text:style-name="T16"><text:s text:c="4"/>int coeff;</text:span></text:p>
      <text:p text:style-name="P33"><text:span text:style-name="T16"><text:s text:c="4"/>int pow;</text:span></text:p>
      <text:p text:style-name="P33"><text:span text:style-name="T16"><text:s text:c="4"/>struct Node *next;</text:span></text:p>
      <text:p text:style-name="P33"><text:span text:style-name="T16">};</text:span></text:p>
      <text:p text:style-name="P31"/>
      <text:p text:style-name="P34"><text:span text:style-name="T16">char getch();</text:span></text:p>
      <text:p text:style-name="P33"><text:span text:style-name="T16"/></text:p>
      <text:p text:style-name="P33"><text:span text:style-name="T16">struct Node *addnode(struct Node *start, int coeff, int pow);</text:span></text:p>
      <text:p text:style-name="P33"><text:span text:style-name="T16"/></text:p>
      <text:p text:style-name="P33"><text:span text:style-name="T16">void add_poly(struct Node *poly1, struct Node *poly2, struct Node *poly);</text:span></text:p>
      <text:p text:style-name="P31"/>
      <text:p text:style-name="P33"><text:span text:style-name="T16">void removeDuplicates(struct Node *start);</text:span></text:p>
      <text:p text:style-name="P31"/>
      <text:p text:style-name="P33"><text:span text:style-name="T16">struct Node *multiply_poly(struct Node *poly1, struct Node *poly2, struct Node *poly3);</text:span></text:p>
      <text:p text:style-name="P31"/>
      <text:p text:style-name="P33"><text:span text:style-name="T16">void show_poly(struct Node *node);</text:span></text:p>
      <text:p text:style-name="P33"><text:span text:style-name="T16"/></text:p>
      <text:p text:style-name="P33"><text:span text:style-name="T16">void menu_display();</text:span></text:p>
      <text:p text:style-name="P14"/>
      <text:p text:style-name="P16"><text:span text:style-name="T2">MAIN </text:span><text:span text:style-name="T3">APPLICATION</text:span> – main.c</text:p>
      <text:p text:style-name="P16"/>
      <text:p text:style-name="P16"><text:span text:style-name="T16">//HEADER FILES</text:span></text:p>
      <text:p text:style-name="P31"/>
      <text:p text:style-name="P33"><text:span text:style-name="T16">#include&lt;stdio.h&gt;</text:span></text:p>
      <text:p text:style-name="P33"><text:span text:style-name="T16">#include&lt;stdlib.h&gt;</text:span></text:p>
      <text:p text:style-name="P31"/>
      <text:p text:style-name="P33"><text:span text:style-name="T16">//HEADER FILES REQUIRED FOR getch() DUE TO ABSENCE OF &lt;conio.h&gt; IN gcc COMPILER</text:span></text:p>
      <text:p text:style-name="P31"/>
      <text:p text:style-name="P33"><text:span text:style-name="T16">#include&lt;unistd.h&gt;</text:span></text:p>
      <text:p text:style-name="P33"><text:span text:style-name="T16">#include&lt;termios.h&gt;</text:span></text:p>
      <text:p text:style-name="P31"/>
      <text:p text:style-name="P33"><text:span text:style-name="T16">//FUNCTION TO IMPLEMENT getch() DUE TO THE ABSENCE OF &lt;conio.h&gt; IN gcc COMPILER</text:span></text:p>
      <text:p text:style-name="P16"/>
      <text:p text:style-name="P16"><text:span text:style-name="T16">//DRIVER PROGRAM</text:span></text:p>
      <text:p text:style-name="P31"/>
      <text:p text:style-name="P33"><text:span text:style-name="T16">int main()</text:span></text:p>
      <text:p text:style-name="P33"><text:span text:style-name="T16">{</text:span></text:p>
      <text:p text:style-name="P33"><text:span text:style-name="T16"><text:s text:c="4"/>struct Node *poly1 = NULL, *poly2 = NULL, *poly = NULL, *poly3 = NULL;</text:span></text:p>
      <text:p text:style-name="P33"><text:span text:style-name="T16"><text:s text:c="4"/>int choice;</text:span></text:p>
      <text:p text:style-name="P31"/>
      <text:p text:style-name="P33"><text:span text:style-name="T16"><text:s text:c="4"/>poly1 = (struct Node *)malloc(sizeof(struct Node));</text:span></text:p>
      <text:p text:style-name="P33"><text:soft-page-break/><text:span text:style-name="T16"><text:s text:c="4"/>poly2 = (struct Node *)malloc(sizeof(struct Node));</text:span></text:p>
      <text:p text:style-name="P31"/>
      <text:p text:style-name="P33"><text:span text:style-name="T16"><text:s text:c="4"/>//SUM</text:span></text:p>
      <text:p text:style-name="P33"><text:span text:style-name="T16"><text:s text:c="4"/>poly = (struct Node *)malloc(sizeof(struct Node));</text:span></text:p>
      <text:p text:style-name="P31"/>
      <text:p text:style-name="P33"><text:span text:style-name="T16"><text:s text:c="4"/>//PRODUCT</text:span></text:p>
      <text:p text:style-name="P33"><text:span text:style-name="T16"><text:s text:c="4"/>//poly3 = (struct Node *)malloc(sizeof(struct Node));</text:span></text:p>
      <text:p text:style-name="P31"/>
      <text:p text:style-name="P33"><text:span text:style-name="T16"><text:s text:c="4"/>do</text:span></text:p>
      <text:p text:style-name="P33"><text:span text:style-name="T16"><text:s text:c="4"/>{</text:span></text:p>
      <text:p text:style-name="P33"><text:span text:style-name="T16"><text:s text:c="8"/>system("clear");</text:span></text:p>
      <text:p text:style-name="P31"/>
      <text:p text:style-name="P33"><text:span text:style-name="T16"><text:s text:c="8"/>menu_display();</text:span></text:p>
      <text:p text:style-name="P31"/>
      <text:p text:style-name="P33"><text:span text:style-name="T16"><text:s text:c="8"/>printf("\n\n\tEnter choice: ");</text:span></text:p>
      <text:p text:style-name="P33"><text:span text:style-name="T16"><text:s text:c="8"/>scanf("%d", &amp;choice);</text:span></text:p>
      <text:p text:style-name="P31"/>
      <text:p text:style-name="P33"><text:span text:style-name="T16"><text:s text:c="8"/>switch(choice)</text:span></text:p>
      <text:p text:style-name="P33"><text:span text:style-name="T16"><text:s text:c="8"/>{</text:span></text:p>
      <text:p text:style-name="P33"><text:span text:style-name="T16"><text:s text:c="12"/>case 1: //FIRST POLYNOMIAL</text:span></text:p>
      <text:p text:style-name="P33"><text:span text:style-name="T16"><text:s text:c="20"/>printf("\n\tEnter POLYNOMIAL 1\n");</text:span></text:p>
      <text:p text:style-name="P33"><text:span text:style-name="T16"><text:s text:c="20"/>create_poly(poly1);</text:span></text:p>
      <text:p text:style-name="P31"/>
      <text:p text:style-name="P33"><text:span text:style-name="T16"><text:s text:c="20"/>//SECOND POLYNOMIAL</text:span></text:p>
      <text:p text:style-name="P33"><text:span text:style-name="T16"><text:s text:c="20"/>printf("\n\tEnter POLYNOMIAL 2\n");</text:span></text:p>
      <text:p text:style-name="P33"><text:span text:style-name="T16"><text:s text:c="20"/>create_poly(poly2);</text:span></text:p>
      <text:p text:style-name="P31"/>
      <text:p text:style-name="P33"><text:span text:style-name="T16"><text:s text:c="20"/>getch();</text:span></text:p>
      <text:p text:style-name="P33"><text:span text:style-name="T16"><text:s text:c="20"/>break;</text:span></text:p>
      <text:p text:style-name="P31"/>
      <text:p text:style-name="P33"><text:span text:style-name="T16"><text:s text:c="12"/>case 2: //ADDING BOTH POLYNOMIALS</text:span></text:p>
      <text:p text:style-name="P33"><text:span text:style-name="T16"><text:s text:c="20"/>add_poly(poly1, poly2, poly);</text:span></text:p>
      <text:p text:style-name="P31"/>
      <text:p text:style-name="P33"><text:span text:style-name="T16"><text:s text:c="20"/>//SUM OF THE POLYNOMIALS</text:span></text:p>
      <text:p text:style-name="P33"><text:span text:style-name="T16"><text:s text:c="20"/>printf("\n\tSUM of the polynomials: ");</text:span></text:p>
      <text:p text:style-name="P33"><text:span text:style-name="T16"><text:s text:c="20"/>show_poly(poly);</text:span></text:p>
      <text:p text:style-name="P31"/>
      <text:p text:style-name="P33"><text:span text:style-name="T16"><text:s text:c="20"/>getch();</text:span></text:p>
      <text:p text:style-name="P33"><text:span text:style-name="T16"><text:s text:c="20"/>break;</text:span></text:p>
      <text:p text:style-name="P31"/>
      <text:p text:style-name="P33"><text:span text:style-name="T16"><text:s text:c="12"/>case 3: //MULTIPLYING BOTH POLYNOMIALS</text:span></text:p>
      <text:p text:style-name="P33"><text:span text:style-name="T16"><text:s text:c="20"/>poly3 = multiply_poly(poly1, poly2, poly3);</text:span></text:p>
      <text:p text:style-name="P31"/>
      <text:p text:style-name="P33"><text:span text:style-name="T16"><text:s text:c="20"/>//PRODUCT OF BOTH POLYNOMIALS</text:span></text:p>
      <text:p text:style-name="P33"><text:span text:style-name="T16"><text:s text:c="20"/>printf("\n\tPRODUCT of the polynomials: ");</text:span></text:p>
      <text:p text:style-name="P33"><text:span text:style-name="T16"><text:s text:c="20"/>show_poly(poly3);</text:span></text:p>
      <text:p text:style-name="P31"/>
      <text:p text:style-name="P33"><text:span text:style-name="T16"><text:s text:c="20"/>getch();</text:span></text:p>
      <text:p text:style-name="P33"><text:span text:style-name="T16"><text:s text:c="20"/>break;</text:span></text:p>
      <text:p text:style-name="P31"><text:soft-page-break/></text:p>
      <text:p text:style-name="P33"><text:span text:style-name="T16"><text:s text:c="12"/>case 4: printf("\n\t1st POLYNOMIAL: ");</text:span></text:p>
      <text:p text:style-name="P33"><text:span text:style-name="T16"><text:s text:c="20"/>show_poly(poly1);</text:span></text:p>
      <text:p text:style-name="P31"/>
      <text:p text:style-name="P33"><text:span text:style-name="T16"><text:s text:c="20"/>printf("\n\t2nd POLYNOMIAL: ");</text:span></text:p>
      <text:p text:style-name="P33"><text:span text:style-name="T16"><text:s text:c="20"/>show_poly(poly2);</text:span></text:p>
      <text:p text:style-name="P31"/>
      <text:p text:style-name="P33"><text:span text:style-name="T16"><text:s text:c="20"/>//SUM OF THE POLYNOMIALS</text:span></text:p>
      <text:p text:style-name="P33"><text:span text:style-name="T16"><text:s text:c="20"/>printf("\n\tSUM of the polynomials: ");</text:span></text:p>
      <text:p text:style-name="P33"><text:span text:style-name="T16"><text:s text:c="20"/>show_poly(poly);</text:span></text:p>
      <text:p text:style-name="P31"/>
      <text:p text:style-name="P33"><text:span text:style-name="T16"><text:s text:c="20"/>printf("\n\tPRODUCT of the polynomials: ");</text:span></text:p>
      <text:p text:style-name="P33"><text:span text:style-name="T16"><text:s text:c="20"/>show_poly(poly3);</text:span></text:p>
      <text:p text:style-name="P31"/>
      <text:p text:style-name="P33"><text:span text:style-name="T16"><text:s text:c="20"/>getch();</text:span></text:p>
      <text:p text:style-name="P33"><text:span text:style-name="T16"><text:s text:c="20"/>break;</text:span></text:p>
      <text:p text:style-name="P31"/>
      <text:p text:style-name="P33"><text:span text:style-name="T16"><text:s text:c="12"/>case 5: system("clear");</text:span></text:p>
      <text:p text:style-name="P33"><text:span text:style-name="T16"><text:s text:c="20"/>free(poly1);</text:span></text:p>
      <text:p text:style-name="P33"><text:span text:style-name="T16"><text:s text:c="20"/>free(poly2);</text:span></text:p>
      <text:p text:style-name="P33"><text:span text:style-name="T16"><text:s text:c="20"/>free(poly3);</text:span></text:p>
      <text:p text:style-name="P33"><text:span text:style-name="T16"><text:s text:c="20"/>free(poly);</text:span></text:p>
      <text:p text:style-name="P31"/>
      <text:p text:style-name="P33"><text:span text:style-name="T16"><text:s text:c="20"/>return 0;</text:span></text:p>
      <text:p text:style-name="P33"><text:span text:style-name="T16"><text:s text:c="20"/>break;</text:span></text:p>
      <text:p text:style-name="P31"/>
      <text:p text:style-name="P33"><text:span text:style-name="T16"><text:s text:c="12"/>default: <text:s text:c="3"/>printf("\n\t\tINVALID choice!! Re-enter Valid Choice");</text:span></text:p>
      <text:p text:style-name="P33"><text:span text:style-name="T16"><text:s text:c="24"/>getch();</text:span></text:p>
      <text:p text:style-name="P33"><text:span text:style-name="T16"><text:s text:c="8"/>}</text:span></text:p>
      <text:p text:style-name="P31"/>
      <text:p text:style-name="P33"><text:span text:style-name="T16"><text:s text:c="4"/>}while(choice!=5);</text:span></text:p>
      <text:p text:style-name="P31"/>
      <text:p text:style-name="P33"><text:span text:style-name="T16">}</text:span></text:p>
      <text:p text:style-name="P31"/>
      <text:p text:style-name="P16"/>
      <text:p text:style-name="P2"/>
      <text:p text:style-name="P29">Output:</text:p>
      <text:p text:style-name="P27"/>
      <text:p text:style-name="P17"/>
      <text:p text:style-name="P18">+-------------------------------------------------------+ <text:s text:c="69"/></text:p>
      <text:p text:style-name="P19">MENU FOR POLYNOMIAL MANIPULATION <text:s text:c="70"/>+-------------------------------------------------------+ <text:s text:c="380"/>1. CREATE list for Polynomials <text:s text:c="177"/>2. ADD Polynomials <text:s text:c="189"/>3. MULTIPLY Polynomials <text:s text:c="184"/>4. DISPLAY Polynomials <text:s text:c="185"/>5. EXIT <text:s text:c="24"/></text:p>
      <text:p text:style-name="P19"><text:s text:c="376"/>Enter choice: 1 <text:s text:c="192"/><text:soft-page-break/><text:tab/></text:p>
      <text:p text:style-name="P19">Enter POLYNOMIAL 1</text:p>
      <text:p text:style-name="P19"><text:s text:c="198"/><text:tab/>Enter co-efficient: 3 <text:s text:c="82"/></text:p>
      <text:p text:style-name="P19"><text:tab/>Enter power: 12 <text:s text:c="192"/><text:tab/>CONTINUE? YES:Y NO:N <text:s text:c="83"/></text:p>
      <text:p text:style-name="P19"><text:tab/>Enter choice: y <text:s text:c="192"/></text:p>
      <text:p text:style-name="P19"/>
      <text:p text:style-name="P19"><text:tab/>Enter co-efficient: 8 <text:s text:c="82"/></text:p>
      <text:p text:style-name="P19"><text:tab/>Enter power: 8 <text:s text:c="193"/><text:tab/>CONTINUE? YES:Y NO:N <text:s text:c="83"/></text:p>
      <text:p text:style-name="P19"><text:tab/>Enter choice: y <text:s text:c="192"/></text:p>
      <text:p text:style-name="P19"/>
      <text:p text:style-name="P19"><text:tab/>Enter co-efficient: -22 <text:s text:c="80"/></text:p>
      <text:p text:style-name="P19"><text:tab/>Enter power: 4 <text:s text:c="193"/><text:tab/>CONTINUE? YES:Y NO:N <text:s text:c="82"/></text:p>
      <text:p text:style-name="P19"><text:tab/>Enter choice: y <text:s text:c="192"/></text:p>
      <text:p text:style-name="P19"/>
      <text:p text:style-name="P19"><text:tab/>Enter co-efficient: 3 <text:s text:c="81"/></text:p>
      <text:p text:style-name="P19"><text:tab/>Enter power: 1 <text:s text:c="193"/><text:tab/>CONTINUE? YES:Y NO:N <text:s text:c="74"/></text:p>
      <text:p text:style-name="P19"><text:tab/>Enter choice: y <text:s text:c="192"/></text:p>
      <text:p text:style-name="P19"/>
      <text:p text:style-name="P19"><text:tab/>Enter co-efficient: -7 <text:s text:c="80"/></text:p>
      <text:p text:style-name="P19"><text:tab/>Enter power: 0 <text:s text:c="193"/><text:tab/>CONTINUE? YES:Y NO:N <text:s text:c="74"/></text:p>
      <text:p text:style-name="P19"><text:tab/>Enter choice: n <text:s text:c="184"/></text:p>
      <text:p text:style-name="P19"/>
      <text:p text:style-name="P19">Enter POLYNOMIAL 2 <text:s text:c="197"/></text:p>
      <text:p text:style-name="P19"/>
      <text:p text:style-name="P19"><text:tab/>Enter co-efficient: 7 <text:s text:c="81"/></text:p>
      <text:p text:style-name="P19"><text:tab/>Enter power: 14 <text:s text:c="192"/><text:tab/>CONTINUE? YES:Y NO:N <text:s text:c="74"/></text:p>
      <text:p text:style-name="P19"><text:tab/>Enter choice: y <text:s text:c="192"/></text:p>
      <text:p text:style-name="P19"/>
      <text:p text:style-name="P19"><text:tab/>Enter co-efficient: -10 <text:s text:c="77"/></text:p>
      <text:p text:style-name="P19"><text:tab/>Enter power: 9 <text:s text:c="193"/><text:tab/>CONTINUE? YES:Y NO:N <text:s text:c="74"/></text:p>
      <text:p text:style-name="P20"><text:tab/><text:span text:style-name="T7">E</text:span>nter choice: y <text:s text:c="12"/></text:p>
      <text:p text:style-name="P20"><text:s text:c="178"/><text:tab/>Enter co-efficient: -8 <text:s text:c="80"/></text:p>
      <text:p text:style-name="P19"><text:tab/>Enter power: 8 <text:s text:c="193"/><text:tab/>CONTINUE? YES:Y NO:N <text:s text:c="74"/></text:p>
      <text:p text:style-name="P20"><text:tab/>Enter choice: y <text:s text:c="192"/></text:p>
      <text:p text:style-name="P20"><text:tab/></text:p>
      <text:p text:style-name="P20"><text:tab/>Enter co-efficient: 6 <text:s text:c="81"/></text:p>
      <text:p text:style-name="P19"><text:tab/>Enter power: 5 <text:s text:c="193"/><text:tab/>CONTINUE? YES:Y NO:N <text:s text:c="74"/></text:p>
      <text:p text:style-name="P20"><text:tab/>Enter choice: y <text:s text:c="192"/></text:p>
      <text:p text:style-name="P20"><text:soft-page-break/></text:p>
      <text:p text:style-name="P20"><text:tab/>Enter co-efficient: -9 <text:s text:c="80"/></text:p>
      <text:p text:style-name="P19"><text:tab/>Enter power: 1 <text:s text:c="193"/><text:tab/>CONTINUE? YES:Y NO:N <text:s text:c="74"/></text:p>
      <text:p text:style-name="P19"><text:tab/>Enter choice: n <text:s/></text:p>
      <text:p text:style-name="P19"/>
      <text:p text:style-name="P21">+-------------------------------------------------------+ <text:s text:c="69"/></text:p>
      <text:p text:style-name="P21">MENU FOR POLYNOMIAL MANIPULATION <text:s text:c="70"/>+-------------------------------------------------------+ <text:s text:c="380"/>1. CREATE list for Polynomials <text:s text:c="177"/>2. ADD Polynomials <text:s text:c="189"/>3. MULTIPLY Polynomials <text:s text:c="184"/>4. DISPLAY Polynomials <text:s text:c="185"/>5. EXIT <text:s text:c="24"/></text:p>
      <text:p text:style-name="P21"><text:s text:c="376"/>Enter choice: <text:span text:style-name="T8">2</text:span></text:p>
      <text:p text:style-name="P21"/>
      <text:p text:style-name="P21">SUM of the polynomials: (7x^14)+(3x^12)+(-10x^9)+(6x^5)+(-22x^4)+(-6x^1) <text:span text:style-name="T13">+(</text:span>-<text:span text:style-name="T13">7)</text:span></text:p>
      <text:p text:style-name="P21"/>
      <text:p text:style-name="P22">+-------------------------------------------------------+ <text:s text:c="69"/></text:p>
      <text:p text:style-name="P22">MENU FOR POLYNOMIAL MANIPULATION <text:s text:c="70"/>+-------------------------------------------------------+ <text:s text:c="380"/>1. CREATE list for Polynomials <text:s text:c="177"/>2. ADD Polynomials <text:s text:c="189"/>3. MULTIPLY Polynomials <text:s text:c="184"/>4. DISPLAY Polynomials <text:s text:c="185"/>5. EXIT <text:s text:c="24"/></text:p>
      <text:p text:style-name="P22"><text:s text:c="376"/>Enter choice: <text:span text:style-name="T9">3</text:span></text:p>
      <text:p text:style-name="P22"/>
      <text:p text:style-name="P23">PRODUCT of the polynomials: (21x^26)+(56x^22)+(-30x^21)+(-24x^20)+(-154x^18)+(-62x^17)+(-64x^16)+(21x^15)+(-49x^14)+(241x^13)+(176x^12)+(-30x^10)+(-158x^9)+(56x^8)+(18x^6)+(156x^5)+(-27x^2)+(63x^1)</text:p>
      <text:p text:style-name="P21"/>
      <text:p text:style-name="P23">+-------------------------------------------------------+ <text:s text:c="69"/></text:p>
      <text:p text:style-name="P23">MENU FOR POLYNOMIAL MANIPULATION <text:s text:c="70"/>+-------------------------------------------------------+ <text:s text:c="380"/>1. CREATE list for Polynomials <text:s text:c="177"/>2. ADD Polynomials <text:s text:c="189"/>3. MULTIPLY Polynomials <text:s text:c="184"/>4. DISPLAY Polynomials <text:s text:c="185"/>5. EXIT <text:s text:c="24"/></text:p>
      <text:p text:style-name="P23"><text:s text:c="376"/>Enter choice: <text:span text:style-name="T10">4</text:span></text:p>
      <text:p text:style-name="P23"/>
      <text:p text:style-name="P24"><text:s/>1st POLYNOMIAL: (3x^12)+(8x^8)+(-22x^4)+(3x^1)+(-7) </text:p>
      <text:p text:style-name="P24"><text:s text:c="370"/>2nd POLYNOMIAL: (7x^14)+(-10x^9)+(-8x^8)+(6x^5)+(-9x^1) <text:s text:c="2"/></text:p>
      <text:p text:style-name="P24"><text:s text:c="364"/><text:soft-page-break/>SUM of the polynomials: (7x^14)+(3x^12)+(-10x^9)+(6x^5)+(-22x^4)+(-6x^1)+(-7) <text:s text:c="7"/></text:p>
      <text:p text:style-name="P24"><text:s text:c="337"/>PRODUCT of the polynomials: (21x^26)+(56x^22)+(-30x^21)+(-24x^20)+(-154x^18)+(-62x^17)+(-64x^16)+(21x^15)+(-49x^14)+(241x^13)+(176x^12)+(-30x^10)+(-158x^9)+(56x^8)+(18x^6)+(156x^5)+(-27x^2)+(63x^1)</text:p>
      <text:p text:style-name="P23"/>
      <text:p text:style-name="P25">+-------------------------------------------------------+ <text:s text:c="69"/></text:p>
      <text:p text:style-name="P25">MENU FOR POLYNOMIAL MANIPULATION <text:s text:c="70"/>+-------------------------------------------------------+ <text:s text:c="380"/>1. CREATE list for Polynomials <text:s text:c="177"/>2. ADD Polynomials <text:s text:c="189"/>3. MULTIPLY Polynomials <text:s text:c="184"/>4. DISPLAY Polynomials <text:s text:c="185"/>5. EXIT <text:s text:c="24"/></text:p>
      <text:p text:style-name="P25"><text:s text:c="376"/>Enter choice: <text:span text:style-name="T14">5</text:span></text:p>
      <text:p text:style-name="P19"/>
      <text:p text:style-name="P19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18:57:48.234000000</dc:date>
    <meta:editing-duration>PT2H49M32S</meta:editing-duration>
    <meta:editing-cycles>121</meta:editing-cycles>
    <meta:generator>LibreOffice/6.1.3.2$Windows_X86_64 LibreOffice_project/86daf60bf00efa86ad547e59e09d6bb77c699acb</meta:generator>
    <meta:document-statistic meta:table-count="0" meta:image-count="0" meta:object-count="0" meta:page-count="12" meta:paragraph-count="359" meta:word-count="1220" meta:character-count="26964" meta:non-whitespace-character-count="8922"/>
  </office:meta>
</office:document-meta>
</file>